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honest developer key is GCN4HUS4CNBWXEFLU</text:p>
      <text:p text:style-name="Standard"/>
      <text:p text:style-name="Standard"/>
      <text:p text:style-name="Standard">Beat detection: <text:a xlink:type="simple" xlink:href="http://www.python-forum.org/pythonforum/viewtopic.php?f=18&amp;t=8675">http://www.python-forum.org/pythonforum/viewtopic.php?f=18&amp;t=8675</text:a> – suggests numpy.fft and pylab.specgram <text:s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ra </meta:initial-creator>
    <meta:creation-date>2011-06-26T10:05:10</meta:creation-date>
    <dc:date>2011-06-26T10:27:10</dc:date>
    <dc:creator>Sara </dc:creator>
    <meta:editing-duration>PT22M1S</meta:editing-duration>
    <meta:editing-cycles>3</meta:editing-cycles>
    <meta:generator>LibreOffice/3.3$Linux LibreOffice_project/330m19$Build-202</meta:generator>
    <meta:document-statistic meta:table-count="0" meta:image-count="0" meta:object-count="0" meta:page-count="1" meta:paragraph-count="2" meta:word-count="13" meta:character-count="166"/>
  </office:meta>
</office:document-meta>
</file>